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3.0126in"/>
    </style:style>
    <style:style style:name="co5" style:family="table-column">
      <style:table-column-properties fo:break-before="auto" style:column-width="2.2299in"/>
    </style:style>
    <style:style style:name="co6" style:family="table-column">
      <style:table-column-properties fo:break-before="auto" style:column-width="2.02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6"/>
        <table:table-column table:style-name="co2" table:default-cell-style-name="ce6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NAAM (ENGELS)</text:p>
          </table:table-cell>
          <table:table-cell table:style-name="ce1" office:value-type="string" calcext:value-type="string">
            <text:p>SYNONIEM</text:p>
          </table:table-cell>
          <table:table-cell table:style-name="ce1" office:value-type="string" calcext:value-type="string">
            <text:p>FULL NAME</text:p>
          </table:table-cell>
          <table:table-cell table:style-name="ce5" office:value-type="string" calcext:value-type="string">
            <text:p>Google hits</text:p>
          </table:table-cell>
          <table:table-cell table:style-name="ce5" office:value-type="string" calcext:value-type="string">
            <text:p>Google hits incl cabochon</text:p>
          </table:table-cell>
          <table:table-cell table:style-name="ce9" office:value-type="string" calcext:value-type="string">
            <text:p>BESCHRIJVING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African</text:p>
          </table:table-cell>
          <table:table-cell office:value-type="string" calcext:value-type="string">
            <text:p>Turquoise</text:p>
          </table:table-cell>
          <table:table-cell table:formula="of:=CONCATENATE(&quot;&quot;&quot;&quot;;[.A2];&quot; jasper&quot;;&quot;&quot;&quot;&quot;)" office:value-type="string" office:string-value="&quot;African jasper&quot;" calcext:value-type="string">
            <text:p>"African jasper"</text:p>
          </table:table-cell>
          <table:table-cell office:value-type="float" office:value="210000" calcext:value-type="float">
            <text:p>210,000</text:p>
          </table:table-cell>
          <table:table-cell office:value-type="float" office:value="6970" calcext:value-type="float">
            <text:p>6,970</text:p>
          </table:table-cell>
          <table:table-cell office:value-type="string" calcext:value-type="string">
            <text:p>From Africa. Turquoise but also other types or col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gate</text:p>
          </table:table-cell>
          <table:table-cell office:value-type="string" calcext:value-type="string">
            <text:p>Jaspagate</text:p>
          </table:table-cell>
          <table:table-cell table:formula="of:=CONCATENATE(&quot;&quot;&quot;&quot;;[.A3];&quot; jasper&quot;;&quot;&quot;&quot;&quot;)" office:value-type="string" office:string-value="&quot;Agate jasper&quot;" calcext:value-type="string">
            <text:p>"Agate jasper"</text:p>
          </table:table-cell>
          <table:table-cell office:value-type="float" office:value="977000" calcext:value-type="float">
            <text:p>977,000</text:p>
          </table:table-cell>
          <table:table-cell office:value-type="float" office:value="35200" calcext:value-type="float">
            <text:p>35,200</text:p>
          </table:table-cell>
          <table:table-cell office:value-type="string" calcext:value-type="string">
            <text:p>Generic name. Also lots of hits explain difference between chalcddenoy, jasper and agate. Pseudo Jasper (mineralienatla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rican picture</text:p>
          </table:table-cell>
          <table:table-cell/>
          <table:table-cell table:formula="of:=CONCATENATE(&quot;&quot;&quot;&quot;;[.A4];&quot; jasper&quot;;&quot;&quot;&quot;&quot;)" office:value-type="string" office:string-value="&quot;American picture jasper&quot;" calcext:value-type="string">
            <text:p>"American picture jasper"</text:p>
          </table:table-cell>
          <table:table-cell office:value-type="float" office:value="16800" calcext:value-type="float">
            <text:p>16,800</text:p>
          </table:table-cell>
          <table:table-cell office:value-type="float" office:value="11500" calcext:value-type="float">
            <text:p>11,500</text:p>
          </table:table-cell>
          <table:table-cell office:value-type="string" calcext:value-type="string">
            <text:p>Origin and descriptia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stic</text:p>
          </table:table-cell>
          <table:table-cell office:value-type="string" calcext:value-type="string">
            <text:p>Chohua</text:p>
          </table:table-cell>
          <table:table-cell table:formula="of:=CONCATENATE(&quot;&quot;&quot;&quot;;[.A5];&quot; jasper&quot;;&quot;&quot;&quot;&quot;)" office:value-type="string" office:string-value="&quot;Artistic jasper&quot;" calcext:value-type="string">
            <text:p>"Artistic jasper"</text:p>
          </table:table-cell>
          <table:table-cell office:value-type="float" office:value="15300" calcext:value-type="float">
            <text:p>15,300</text:p>
          </table:table-cell>
          <table:table-cell office:value-type="float" office:value="8400" calcext:value-type="float">
            <text:p>8,400</text:p>
          </table:table-cell>
          <table:table-cell office:value-type="string" calcext:value-type="string">
            <text:p>resembles brush strokes on blnak canv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nl: herfstblad</text:p>
          </table:table-cell>
          <table:table-cell table:formula="of:=CONCATENATE(&quot;&quot;&quot;&quot;;[.A6];&quot; jasper&quot;;&quot;&quot;&quot;&quot;)" office:value-type="string" office:string-value="&quot;Autumn jasper&quot;" calcext:value-type="string">
            <text:p>"Autumn jasper"</text:p>
          </table:table-cell>
          <table:table-cell office:value-type="float" office:value="214000" calcext:value-type="float">
            <text:p>214,000</text:p>
          </table:table-cell>
          <table:table-cell office:value-type="float" office:value="17300" calcext:value-type="float">
            <text:p>17,300</text:p>
          </table:table-cell>
          <table:table-cell office:value-type="string" calcext:value-type="string">
            <text:p>Colours iof the fa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mboo</text:p>
          </table:table-cell>
          <table:table-cell/>
          <table:table-cell table:formula="of:=CONCATENATE(&quot;&quot;&quot;&quot;;[.A7];&quot; jasper&quot;;&quot;&quot;&quot;&quot;)" office:value-type="string" office:string-value="&quot;Bamboo jasper&quot;" calcext:value-type="string">
            <text:p>"Bamboo jasper"</text:p>
          </table:table-cell>
          <table:table-cell office:value-type="float" office:value="204000" calcext:value-type="float">
            <text:p>204,000</text:p>
          </table:table-cell>
          <table:table-cell office:value-type="float" office:value="5300" calcext:value-type="float">
            <text:p>5,300</text:p>
          </table:table-cell>
          <table:table-cell table:style-name="ce11" office:value-type="string" calcext:value-type="string">
            <text:p>conglomerate of sandstone structures in a silica matrix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mboo stone</text:p>
          </table:table-cell>
          <table:table-cell office:value-type="string" calcext:value-type="string">
            <text:p>Bamboo</text:p>
          </table:table-cell>
          <table:table-cell table:formula="of:=CONCATENATE(&quot;&quot;&quot;&quot;;[.A8];&quot; jasper&quot;;&quot;&quot;&quot;&quot;)" office:value-type="string" office:string-value="&quot;Bamboo stone jasper&quot;" calcext:value-type="string">
            <text:p>"Bamboo stone jasper"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same as bamboo jasp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anite</text:p>
          </table:table-cell>
          <table:table-cell/>
          <table:table-cell table:formula="of:=CONCATENATE(&quot;&quot;&quot;&quot;;[.A9];&quot; jasper&quot;;&quot;&quot;&quot;&quot;)" office:value-type="string" office:string-value="&quot;Basanite jasper&quot;" calcext:value-type="string">
            <text:p>"Basanite jasper"</text:p>
          </table:table-cell>
          <table:table-cell table:number-columns-repeated="2"/>
          <table:table-cell office:value-type="string" calcext:value-type="string">
            <text:p>Zwarte jasper, maar mineraal basanite is absoluut geen jasper. Hele discussie op minda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s </text:p>
          </table:table-cell>
          <table:table-cell/>
          <table:table-cell table:formula="of:=CONCATENATE(&quot;&quot;&quot;&quot;;[.A10];&quot; jasper&quot;;&quot;&quot;&quot;&quot;)" office:value-type="string" office:string-value="&quot;Biggs  jasper&quot;" calcext:value-type="string">
            <text:p>"Biggs <text:s/>jasper"</text:p>
          </table:table-cell>
          <table:table-cell office:value-type="float" office:value="180000" calcext:value-type="float">
            <text:p>180,000</text:p>
          </table:table-cell>
          <table:table-cell office:value-type="float" office:value="18900" calcext:value-type="float">
            <text:p>18,900</text:p>
          </table:table-cell>
          <table:table-cell office:value-type="string" calcext:value-type="string">
            <text:p>a Picture jasper from location Biggs Junction, Oreg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odstone</text:p>
          </table:table-cell>
          <table:table-cell/>
          <table:table-cell table:formula="of:=CONCATENATE(&quot;&quot;&quot;&quot;;[.A11];&quot; jasper&quot;;&quot;&quot;&quot;&quot;)" office:value-type="string" office:string-value="&quot;Bloodstone jasper&quot;" calcext:value-type="string">
            <text:p>"Bloodstone jasper"</text:p>
          </table:table-cell>
          <table:table-cell office:value-type="float" office:value="270000" calcext:value-type="float">
            <text:p>270,000</text:p>
          </table:table-cell>
          <table:table-cell office:value-type="float" office:value="34800" calcext:value-type="float">
            <text:p>34,800</text:p>
          </table:table-cell>
          <table:table-cell office:value-type="string" calcext:value-type="string">
            <text:p>aka heliotro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</text:p>
          </table:table-cell>
          <table:table-cell/>
          <table:table-cell table:formula="of:=CONCATENATE(&quot;&quot;&quot;&quot;;[.A12];&quot; jasper&quot;;&quot;&quot;&quot;&quot;)" office:value-type="string" office:string-value="&quot;Blue jasper&quot;" calcext:value-type="string">
            <text:p>"Blue jasper"</text:p>
          </table:table-cell>
          <table:table-cell office:value-type="float" office:value="485000" calcext:value-type="float">
            <text:p>485,000</text:p>
          </table:table-cell>
          <table:table-cell office:value-type="float" office:value="41500" calcext:value-type="float">
            <text:p>41,500</text:p>
          </table:table-cell>
          <table:table-cell office:value-type="string" calcext:value-type="string">
            <text:p>Blue is often a qualifier with a more specific kind of josper (as in blue ocean jasper for examp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ountain</text:p>
          </table:table-cell>
          <table:table-cell/>
          <table:table-cell table:formula="of:=CONCATENATE(&quot;&quot;&quot;&quot;;[.A13];&quot; jasper&quot;;&quot;&quot;&quot;&quot;)" office:value-type="string" office:string-value="&quot;Blue mountain jasper&quot;" calcext:value-type="string">
            <text:p>"Blue mountain jasper"</text:p>
          </table:table-cell>
          <table:table-cell office:value-type="float" office:value="11300" calcext:value-type="float">
            <text:p>11,300</text:p>
          </table:table-cell>
          <table:table-cell office:value-type="float" office:value="4780" calcext:value-type="float">
            <text:p>4,780</text:p>
          </table:table-cell>
          <table:table-cell office:value-type="string" calcext:value-type="string">
            <text:p>From Oregon, US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Bohnertz</text:p>
          </table:table-cell>
          <table:table-cell table:formula="of:=CONCATENATE(&quot;&quot;&quot;&quot;;[.A14];&quot; jasper&quot;;&quot;&quot;&quot;&quot;)" office:value-type="string" office:string-value="&quot;Blood jasper&quot;" calcext:value-type="string">
            <text:p>"Blood jasper"</text:p>
          </table:table-cell>
          <table:table-cell office:value-type="float" office:value="255000" calcext:value-type="float">
            <text:p>255,000</text:p>
          </table:table-cell>
          <table:table-cell office:value-type="float" office:value="63000" calcext:value-type="float">
            <text:p>63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zilian</text:p>
          </table:table-cell>
          <table:table-cell/>
          <table:table-cell table:formula="of:=CONCATENATE(&quot;&quot;&quot;&quot;;[.A15];&quot; jasper&quot;;&quot;&quot;&quot;&quot;)" office:value-type="string" office:string-value="&quot;Brazilian jasper&quot;" calcext:value-type="string">
            <text:p>"Brazilian jasper"</text:p>
          </table:table-cell>
          <table:table-cell office:value-type="float" office:value="57300" calcext:value-type="float">
            <text:p>57,300</text:p>
          </table:table-cell>
          <table:table-cell office:value-type="float" office:value="2900" calcext:value-type="float">
            <text:p>2,900</text:p>
          </table:table-cell>
          <table:table-cell office:value-type="string" calcext:value-type="string">
            <text:p>Found in Brazil. Gr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cciated</text:p>
          </table:table-cell>
          <table:table-cell/>
          <table:table-cell table:formula="of:=CONCATENATE(&quot;&quot;&quot;&quot;;[.A16];&quot; jasper&quot;;&quot;&quot;&quot;&quot;)" office:value-type="string" office:string-value="&quot;Brecciated jasper&quot;" calcext:value-type="string">
            <text:p>"Brecciated jasper"</text:p>
          </table:table-cell>
          <table:table-cell office:value-type="float" office:value="289000" calcext:value-type="float">
            <text:p>289,000</text:p>
          </table:table-cell>
          <table:table-cell office:value-type="float" office:value="205000" calcext:value-type="float">
            <text:p>205,000</text:p>
          </table:table-cell>
          <table:table-cell office:value-type="string" calcext:value-type="string">
            <text:p>Fragments of stones “glued” together, like a breccia. Mostly a kind of red jaspe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eau</text:p>
          </table:table-cell>
          <table:table-cell/>
          <table:table-cell table:formula="of:=CONCATENATE(&quot;&quot;&quot;&quot;;[.A17];&quot; jasper&quot;;&quot;&quot;&quot;&quot;)" office:value-type="string" office:string-value="&quot;Bruneau jasper&quot;" calcext:value-type="string">
            <text:p>"Bruneau jasper"</text:p>
          </table:table-cell>
          <table:table-cell office:value-type="float" office:value="99800" calcext:value-type="float">
            <text:p>99,800</text:p>
          </table:table-cell>
          <table:table-cell office:value-type="float" office:value="48500" calcext:value-type="float">
            <text:p>48,500</text:p>
          </table:table-cell>
          <table:table-cell office:value-type="string" calcext:value-type="string">
            <text:p>from location Bruneau river canyon, idaho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mblebee</text:p>
          </table:table-cell>
          <table:table-cell/>
          <table:table-cell table:formula="of:=CONCATENATE(&quot;&quot;&quot;&quot;;[.A18];&quot; jasper&quot;;&quot;&quot;&quot;&quot;)" office:value-type="string" office:string-value="&quot;Bumblebee jasper&quot;" calcext:value-type="string">
            <text:p>"Bumblebee jasper"</text:p>
          </table:table-cell>
          <table:table-cell office:value-type="float" office:value="387000" calcext:value-type="float">
            <text:p>387,000</text:p>
          </table:table-cell>
          <table:table-cell office:value-type="float" office:value="96200" calcext:value-type="float">
            <text:p>96,200</text:p>
          </table:table-cell>
          <table:table-cell office:value-type="string" calcext:value-type="string">
            <text:p>Geen echte jas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ro creek</text:p>
          </table:table-cell>
          <table:table-cell office:value-type="string" calcext:value-type="string">
            <text:p>Burro <text:s/></text:p>
          </table:table-cell>
          <table:table-cell table:formula="of:=CONCATENATE(&quot;&quot;&quot;&quot;;[.A19];&quot; jasper&quot;;&quot;&quot;&quot;&quot;)" office:value-type="string" office:string-value="&quot;Burro creek jasper&quot;" calcext:value-type="string">
            <text:p>"Burro creek jasper"</text:p>
          </table:table-cell>
          <table:table-cell office:value-type="float" office:value="6150" calcext:value-type="float">
            <text:p>6,150</text:p>
          </table:table-cell>
          <table:table-cell office:value-type="float" office:value="8290" calcext:value-type="float">
            <text:p>8,290</text:p>
          </table:table-cell>
          <table:table-cell office:value-type="string" calcext:value-type="string">
            <text:p>Blauw paarse jasper uit burro creek, Arizo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ouflage</text:p>
          </table:table-cell>
          <table:table-cell/>
          <table:table-cell table:formula="of:=CONCATENATE(&quot;&quot;&quot;&quot;;[.A20];&quot; jasper&quot;;&quot;&quot;&quot;&quot;)" office:value-type="string" office:string-value="&quot;Camouflage jasper&quot;" calcext:value-type="string">
            <text:p>"Camouflage jasper"</text:p>
          </table:table-cell>
          <table:table-cell office:value-type="float" office:value="29600" calcext:value-type="float">
            <text:p>29,600</text:p>
          </table:table-cell>
          <table:table-cell office:value-type="float" office:value="5110" calcext:value-type="float">
            <text:p>5,110</text:p>
          </table:table-cell>
          <table:table-cell office:value-type="string" calcext:value-type="string">
            <text:p>Looks like green military camouf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pucino</text:p>
          </table:table-cell>
          <table:table-cell/>
          <table:table-cell table:formula="of:=CONCATENATE(&quot;&quot;&quot;&quot;;[.A21];&quot; jasper&quot;;&quot;&quot;&quot;&quot;)" office:value-type="string" office:string-value="&quot;Cappucino jasper&quot;" calcext:value-type="string">
            <text:p>"Cappucino jasper"</text:p>
          </table:table-cell>
          <table:table-cell office:value-type="float" office:value="5200" calcext:value-type="float">
            <text:p>5,200</text:p>
          </table:table-cell>
          <table:table-cell office:value-type="float" office:value="1330" calcext:value-type="float">
            <text:p>1,330</text:p>
          </table:table-cell>
          <table:table-cell office:value-type="string" calcext:value-type="string">
            <text:p>Brown coffee and milk colo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mel</text:p>
          </table:table-cell>
          <table:table-cell/>
          <table:table-cell table:formula="of:=CONCATENATE(&quot;&quot;&quot;&quot;;[.A22];&quot; jasper&quot;;&quot;&quot;&quot;&quot;)" office:value-type="string" office:string-value="&quot;Caramel jasper&quot;" calcext:value-type="string">
            <text:p>"Caramel jasper"</text:p>
          </table:table-cell>
          <table:table-cell office:value-type="float" office:value="19000" calcext:value-type="float">
            <text:p>19,000</text:p>
          </table:table-cell>
          <table:table-cell office:value-type="float" office:value="1890" calcext:value-type="float">
            <text:p>1,890</text:p>
          </table:table-cell>
          <table:table-cell office:value-type="string" calcext:value-type="string">
            <text:p>Caramel colou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ve creek</text:p>
          </table:table-cell>
          <table:table-cell/>
          <table:table-cell table:formula="of:=CONCATENATE(&quot;&quot;&quot;&quot;;[.A23];&quot; jasper&quot;;&quot;&quot;&quot;&quot;)" office:value-type="string" office:string-value="&quot;Cave creek jasper&quot;" calcext:value-type="string">
            <text:p>"Cave creek jasper"</text:p>
          </table:table-cell>
          <table:table-cell office:value-type="float" office:value="3060" calcext:value-type="float">
            <text:p>3,060</text:p>
          </table:table-cell>
          <table:table-cell office:value-type="float" office:value="1110" calcext:value-type="float">
            <text:p>1,110</text:p>
          </table:table-cell>
          <table:table-cell office:value-type="string" calcext:value-type="string">
            <text:p>Dark red jasper from cave creek, arizo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rt</text:p>
          </table:table-cell>
          <table:table-cell office:value-type="string" calcext:value-type="string">
            <text:p>identiek jasper?</text:p>
          </table:table-cell>
          <table:table-cell table:number-columns-repeated="3"/>
          <table:table-cell office:value-type="string" calcext:value-type="string">
            <text:p>Naamgeving onduidelij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ese painting</text:p>
          </table:table-cell>
          <table:table-cell/>
          <table:table-cell table:formula="of:=CONCATENATE(&quot;&quot;&quot;&quot;;[.A25];&quot; jasper&quot;;&quot;&quot;&quot;&quot;)" office:value-type="string" office:string-value="&quot;Chinese painting jasper&quot;" calcext:value-type="string">
            <text:p>"Chinese painting jasper"</text:p>
          </table:table-cell>
          <table:table-cell office:value-type="float" office:value="13500" calcext:value-type="float">
            <text:p>13,500</text:p>
          </table:table-cell>
          <table:table-cell office:value-type="float" office:value="3960" calcext:value-type="float">
            <text:p>3,960</text:p>
          </table:table-cell>
          <table:table-cell office:value-type="string" calcext:value-type="string">
            <text:p>Jasper with black inclusions that resembles a chinese pain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hua</text:p>
          </table:table-cell>
          <table:table-cell/>
          <table:table-cell table:formula="of:=CONCATENATE(&quot;&quot;&quot;&quot;;[.A26];&quot; jasper&quot;;&quot;&quot;&quot;&quot;)" office:value-type="string" office:string-value="&quot;Chohua jasper&quot;" calcext:value-type="string">
            <text:p>"Chohua jasper"</text:p>
          </table:table-cell>
          <table:table-cell office:value-type="float" office:value="95200" calcext:value-type="float">
            <text:p>95,200</text:p>
          </table:table-cell>
          <table:table-cell office:value-type="float" office:value="36600" calcext:value-type="float">
            <text:p>36,600</text:p>
          </table:table-cell>
          <table:table-cell office:value-type="string" calcext:value-type="string">
            <text:p>Picture jasper from Ch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bra</text:p>
          </table:table-cell>
          <table:table-cell/>
          <table:table-cell table:formula="of:=CONCATENATE(&quot;&quot;&quot;&quot;;[.A27];&quot; jasper&quot;;&quot;&quot;&quot;&quot;)" office:value-type="string" office:string-value="&quot;Cobra jasper&quot;" calcext:value-type="string">
            <text:p>"Cobra jasper"</text:p>
          </table:table-cell>
          <table:table-cell office:value-type="float" office:value="254000" calcext:value-type="float">
            <text:p>254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ite</text:p>
          </table:table-cell>
          <table:table-cell/>
          <table:table-cell table:formula="of:=CONCATENATE(&quot;&quot;&quot;&quot;;[.A28];&quot; jasper&quot;;&quot;&quot;&quot;&quot;)" office:value-type="string" office:string-value="&quot;Dallasite jasper&quot;" calcext:value-type="string">
            <text:p>"Dallasite jasper"</text:p>
          </table:table-cell>
          <table:table-cell office:value-type="float" office:value="1370" calcext:value-type="float">
            <text:p>1,3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lmatian</text:p>
          </table:table-cell>
          <table:table-cell/>
          <table:table-cell table:formula="of:=CONCATENATE(&quot;&quot;&quot;&quot;;[.A29];&quot; jasper&quot;;&quot;&quot;&quot;&quot;)" office:value-type="string" office:string-value="&quot;Dalmatian jasper&quot;" calcext:value-type="string">
            <text:p>"Dalmatian jasper"</text:p>
          </table:table-cell>
          <table:table-cell office:value-type="float" office:value="565000" calcext:value-type="float">
            <text:p>565,000</text:p>
          </table:table-cell>
          <table:table-cell/>
          <table:table-cell office:value-type="string" calcext:value-type="string">
            <text:p>Zou een pseudojasper zijn (mineralienatlas, minda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dritic</text:p>
          </table:table-cell>
          <table:table-cell/>
          <table:table-cell table:formula="of:=CONCATENATE(&quot;&quot;&quot;&quot;;[.A30];&quot; jasper&quot;;&quot;&quot;&quot;&quot;)" office:value-type="string" office:string-value="&quot;Dendritic jasper&quot;" calcext:value-type="string">
            <text:p>"Dendritic jasper"</text:p>
          </table:table-cell>
          <table:table-cell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utes</text:p>
          </table:table-cell>
          <table:table-cell/>
          <table:table-cell table:formula="of:=CONCATENATE(&quot;&quot;&quot;&quot;;[.A31];&quot; jasper&quot;;&quot;&quot;&quot;&quot;)" office:value-type="string" office:string-value="&quot;Deschutes jasper&quot;" calcext:value-type="string">
            <text:p>"Deschutes jasper"</text:p>
          </table:table-cell>
          <table:table-cell office:value-type="float" office:value="41000" calcext:value-type="float">
            <text:p>41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Polychrome</text:p>
          </table:table-cell>
          <table:table-cell table:formula="of:=CONCATENATE(&quot;&quot;&quot;&quot;;[.A32];&quot; jasper&quot;;&quot;&quot;&quot;&quot;)" office:value-type="string" office:string-value="&quot;Desert jasper&quot;" calcext:value-type="string">
            <text:p>"Desert jasper"</text:p>
          </table:table-cell>
          <table:table-cell office:value-type="float" office:value="382000" calcext:value-type="float">
            <text:p>382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nosaur</text:p>
          </table:table-cell>
          <table:table-cell/>
          <table:table-cell table:formula="of:=CONCATENATE(&quot;&quot;&quot;&quot;;[.A33];&quot; jasper&quot;;&quot;&quot;&quot;&quot;)" office:value-type="string" office:string-value="&quot;Dinosaur jasper&quot;" calcext:value-type="string">
            <text:p>"Dinosaur jasper"</text:p>
          </table:table-cell>
          <table:table-cell office:value-type="float" office:value="24200" calcext:value-type="float">
            <text:p>24,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 blood</text:p>
          </table:table-cell>
          <table:table-cell/>
          <table:table-cell table:formula="of:=CONCATENATE(&quot;&quot;&quot;&quot;;[.A34];&quot; jasper&quot;;&quot;&quot;&quot;&quot;)" office:value-type="string" office:string-value="&quot;Dragon blood jasper&quot;" calcext:value-type="string">
            <text:p>"Dragon blood jasper"</text:p>
          </table:table-cell>
          <table:table-cell office:value-type="float" office:value="213000" calcext:value-type="float">
            <text:p>213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yptian</text:p>
          </table:table-cell>
          <table:table-cell office:value-type="string" calcext:value-type="string">
            <text:p>Nile</text:p>
          </table:table-cell>
          <table:table-cell table:formula="of:=CONCATENATE(&quot;&quot;&quot;&quot;;[.A35];&quot; jasper&quot;;&quot;&quot;&quot;&quot;)" office:value-type="string" office:string-value="&quot;Egyptian jasper&quot;" calcext:value-type="string">
            <text:p>"Egyptian jasper"</text:p>
          </table:table-cell>
          <table:table-cell office:value-type="float" office:value="7110" calcext:value-type="float">
            <text:p>7,110</text:p>
          </table:table-cell>
          <table:table-cell/>
          <table:table-cell office:value-type="string" calcext:value-type="string">
            <text:p>Uit het nijlgeb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phant Skin</text:p>
          </table:table-cell>
          <table:table-cell/>
          <table:table-cell table:formula="of:=CONCATENATE(&quot;&quot;&quot;&quot;;[.A36];&quot; jasper&quot;;&quot;&quot;&quot;&quot;)" office:value-type="string" office:string-value="&quot;Elephant Skin jasper&quot;" calcext:value-type="string">
            <text:p>"Elephant Skin jasper"</text:p>
          </table:table-cell>
          <table:table-cell office:value-type="float" office:value="45000" calcext:value-type="float">
            <text:p>45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otica</text:p>
          </table:table-cell>
          <table:table-cell office:value-type="string" calcext:value-type="string">
            <text:p>nl: porcelain</text:p>
          </table:table-cell>
          <table:table-cell table:formula="of:=CONCATENATE(&quot;&quot;&quot;&quot;;[.A37];&quot; jasper&quot;;&quot;&quot;&quot;&quot;)" office:value-type="string" office:string-value="&quot;Exotica jasper&quot;" calcext:value-type="string">
            <text:p>"Exotica jasper"</text:p>
          </table:table-cell>
          <table:table-cell office:value-type="float" office:value="13200" calcext:value-type="float">
            <text:p>13,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cy</text:p>
          </table:table-cell>
          <table:table-cell/>
          <table:table-cell table:formula="of:=CONCATENATE(&quot;&quot;&quot;&quot;;[.A38];&quot; jasper&quot;;&quot;&quot;&quot;&quot;)" office:value-type="string" office:string-value="&quot;Fancy jasper&quot;" calcext:value-type="string">
            <text:p>"Fancy jasper"</text:p>
          </table:table-cell>
          <table:table-cell office:value-type="float" office:value="975000" calcext:value-type="float">
            <text:p>975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 picture</text:p>
          </table:table-cell>
          <table:table-cell/>
          <table:table-cell table:formula="of:=CONCATENATE(&quot;&quot;&quot;&quot;;[.A39];&quot; jasper&quot;;&quot;&quot;&quot;&quot;)" office:value-type="string" office:string-value="&quot;Fire picture jasper&quot;" calcext:value-type="string">
            <text:p>"Fire picture jasper"</text:p>
          </table:table-cell>
          <table:table-cell office:value-type="float" office:value="2540" calcext:value-type="float">
            <text:p>2,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works</text:p>
          </table:table-cell>
          <table:table-cell office:value-type="string" calcext:value-type="string">
            <text:p>Star</text:p>
          </table:table-cell>
          <table:table-cell table:formula="of:=CONCATENATE(&quot;&quot;&quot;&quot;;[.A40];&quot; jasper&quot;;&quot;&quot;&quot;&quot;)" office:value-type="string" office:string-value="&quot;Fireworks jasper&quot;" calcext:value-type="string">
            <text:p>"Fireworks jasper"</text:p>
          </table:table-cell>
          <table:table-cell office:value-type="float" office:value="11000" calcext:value-type="float">
            <text:p>11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me</text:p>
          </table:table-cell>
          <table:table-cell/>
          <table:table-cell table:formula="of:=CONCATENATE(&quot;&quot;&quot;&quot;;[.A41];&quot; jasper&quot;;&quot;&quot;&quot;&quot;)" office:value-type="string" office:string-value="&quot;Flame jasper&quot;" calcext:value-type="string">
            <text:p>"Flame jasper"</text:p>
          </table:table-cell>
          <table:table-cell office:value-type="float" office:value="19000" calcext:value-type="float">
            <text:p>19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dom leopard</text:p>
          </table:table-cell>
          <table:table-cell/>
          <table:table-cell table:formula="of:=CONCATENATE(&quot;&quot;&quot;&quot;;[.A42];&quot; jasper&quot;;&quot;&quot;&quot;&quot;)" office:value-type="string" office:string-value="&quot;Freedom leopard jasper&quot;" calcext:value-type="string">
            <text:p>"Freedom leopard jasper"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g’s eye</text:p>
          </table:table-cell>
          <table:table-cell/>
          <table:table-cell table:formula="of:=CONCATENATE(&quot;&quot;&quot;&quot;;[.A43];&quot; jasper&quot;;&quot;&quot;&quot;&quot;)" office:value-type="string" office:string-value="&quot;Frog’s eye jasper&quot;" calcext:value-type="string">
            <text:p>"Frog’s eye jasper"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gskin</text:p>
          </table:table-cell>
          <table:table-cell/>
          <table:table-cell table:formula="of:=CONCATENATE(&quot;&quot;&quot;&quot;;[.A44];&quot; jasper&quot;;&quot;&quot;&quot;&quot;)" office:value-type="string" office:string-value="&quot;Frogskin jasper&quot;" calcext:value-type="string">
            <text:p>"Frogskin jasper"</text:p>
          </table:table-cell>
          <table:table-cell office:value-type="float" office:value="2980" calcext:value-type="float">
            <text:p>2,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peite</text:p>
          </table:table-cell>
          <table:table-cell/>
          <table:table-cell table:formula="of:=CONCATENATE(&quot;&quot;&quot;&quot;;[.A45];&quot; jasper&quot;;&quot;&quot;&quot;&quot;)" office:value-type="string" office:string-value="&quot;Gaspeite jasper&quot;" calcext:value-type="string">
            <text:p>"Gaspeite jasper"</text:p>
          </table:table-cell>
          <table:table-cell office:value-type="float" office:value="3240" calcext:value-type="float">
            <text:p>3,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sis</text:p>
          </table:table-cell>
          <table:table-cell/>
          <table:table-cell table:formula="of:=CONCATENATE(&quot;&quot;&quot;&quot;;[.A46];&quot; jasper&quot;;&quot;&quot;&quot;&quot;)" office:value-type="string" office:string-value="&quot;Genesis jasper&quot;" calcext:value-type="string">
            <text:p>"Genesis jasper"</text:p>
          </table:table-cell>
          <table:table-cell office:value-type="float" office:value="994" calcext:value-type="float">
            <text:p>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’s eye</text:p>
          </table:table-cell>
          <table:table-cell/>
          <table:table-cell table:formula="of:=CONCATENATE(&quot;&quot;&quot;&quot;;[.A47];&quot; jasper&quot;;&quot;&quot;&quot;&quot;)" office:value-type="string" office:string-value="&quot;Ghost’s eye jasper&quot;" calcext:value-type="string">
            <text:p>"Ghost’s eye jasper"</text:p>
          </table:table-cell>
          <table:table-cell office:value-type="float" office:value="14900" calcext:value-type="float">
            <text:p>14,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d canyon</text:p>
          </table:table-cell>
          <table:table-cell office:value-type="string" calcext:value-type="string">
            <text:p>Wonderstone</text:p>
          </table:table-cell>
          <table:table-cell table:formula="of:=CONCATENATE(&quot;&quot;&quot;&quot;;[.A48];&quot; jasper&quot;;&quot;&quot;&quot;&quot;)" office:value-type="string" office:string-value="&quot;Grand canyon jasper&quot;" calcext:value-type="string">
            <text:p>"Grand canyon jasper"</text:p>
          </table:table-cell>
          <table:table-cell office:value-type="float" office:value="3150" calcext:value-type="float">
            <text:p>3,150</text:p>
          </table:table-cell>
          <table:table-cell/>
          <table:table-cell office:value-type="string" calcext:value-type="string">
            <text:p>grand canyon jasper is also a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CONCATENATE(&quot;&quot;&quot;&quot;;[.A49];&quot; jasper&quot;;&quot;&quot;&quot;&quot;)" office:value-type="string" office:string-value="&quot;Green jasper&quot;" calcext:value-type="string">
            <text:p>"Green jasper"</text:p>
          </table:table-cell>
          <table:table-cell office:value-type="float" office:value="728000" calcext:value-type="float">
            <text:p>728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 hair</text:p>
          </table:table-cell>
          <table:table-cell/>
          <table:table-cell table:formula="of:=CONCATENATE(&quot;&quot;&quot;&quot;;[.A50];&quot; jasper&quot;;&quot;&quot;&quot;&quot;)" office:value-type="string" office:string-value="&quot;Green hair jasper&quot;" calcext:value-type="string">
            <text:p>"Green hair jasper"</text:p>
          </table:table-cell>
          <table:table-cell office:value-type="float" office:value="10400" calcext:value-type="float">
            <text:p>10,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 imperial</text:p>
          </table:table-cell>
          <table:table-cell/>
          <table:table-cell table:formula="of:=CONCATENATE(&quot;&quot;&quot;&quot;;[.A51];&quot; jasper&quot;;&quot;&quot;&quot;&quot;)" office:value-type="string" office:string-value="&quot;Green imperial jasper&quot;" calcext:value-type="string">
            <text:p>"Green imperial jasper"</text:p>
          </table:table-cell>
          <table:table-cell office:value-type="float" office:value="15400" calcext:value-type="float">
            <text:p>15,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 zebra</text:p>
          </table:table-cell>
          <table:table-cell/>
          <table:table-cell table:formula="of:=CONCATENATE(&quot;&quot;&quot;&quot;;[.A52];&quot; jasper&quot;;&quot;&quot;&quot;&quot;)" office:value-type="string" office:string-value="&quot;Green zebra jasper&quot;" calcext:value-type="string">
            <text:p>"Green zebra jasper"</text:p>
          </table:table-cell>
          <table:table-cell office:value-type="float" office:value="35000" calcext:value-type="float">
            <text:p>35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iotrope</text:p>
          </table:table-cell>
          <table:table-cell/>
          <table:table-cell table:formula="of:=CONCATENATE(&quot;&quot;&quot;&quot;;[.A53];&quot; jasper&quot;;&quot;&quot;&quot;&quot;)" office:value-type="string" office:string-value="&quot;Heliotrope jasper&quot;" calcext:value-type="string">
            <text:p>"Heliotrope jasper"</text:p>
          </table:table-cell>
          <table:table-cell office:value-type="float" office:value="18900" calcext:value-type="float">
            <text:p>18,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erial</text:p>
          </table:table-cell>
          <table:table-cell/>
          <table:table-cell table:formula="of:=CONCATENATE(&quot;&quot;&quot;&quot;;[.A54];&quot; jasper&quot;;&quot;&quot;&quot;&quot;)" office:value-type="string" office:string-value="&quot;Imperial jasper&quot;" calcext:value-type="string">
            <text:p>"Imperial jasper"</text:p>
          </table:table-cell>
          <table:table-cell office:value-type="float" office:value="556000" calcext:value-type="float">
            <text:p>556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ession</text:p>
          </table:table-cell>
          <table:table-cell/>
          <table:table-cell table:formula="of:=CONCATENATE(&quot;&quot;&quot;&quot;;[.A55];&quot; jasper&quot;;&quot;&quot;&quot;&quot;)" office:value-type="string" office:string-value="&quot;Impression jasper&quot;" calcext:value-type="string">
            <text:p>"Impression jasper"</text:p>
          </table:table-cell>
          <table:table-cell office:value-type="float" office:value="452000" calcext:value-type="float">
            <text:p>452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vory</text:p>
          </table:table-cell>
          <table:table-cell/>
          <table:table-cell table:formula="of:=CONCATENATE(&quot;&quot;&quot;&quot;;[.A56];&quot; jasper&quot;;&quot;&quot;&quot;&quot;)" office:value-type="string" office:string-value="&quot;Ivory jasper&quot;" calcext:value-type="string">
            <text:p>"Ivory jasper"</text:p>
          </table:table-cell>
          <table:table-cell office:value-type="float" office:value="50200" calcext:value-type="float">
            <text:p>50,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pilite</text:p>
          </table:table-cell>
          <table:table-cell/>
          <table:table-cell table:formula="of:=CONCATENATE(&quot;&quot;&quot;&quot;;[.A57];&quot; jasper&quot;;&quot;&quot;&quot;&quot;)" office:value-type="string" office:string-value="&quot;Jaspilite jasper&quot;" calcext:value-type="string">
            <text:p>"Jaspilite jasper"</text:p>
          </table:table-cell>
          <table:table-cell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mbaba</text:p>
          </table:table-cell>
          <table:table-cell office:value-type="string" calcext:value-type="string">
            <text:p>Krokodil, Kabamba</text:p>
          </table:table-cell>
          <table:table-cell table:formula="of:=CONCATENATE(&quot;&quot;&quot;&quot;;[.A58];&quot; jasper&quot;;&quot;&quot;&quot;&quot;)" office:value-type="string" office:string-value="&quot;Kambaba jasper&quot;" calcext:value-type="string">
            <text:p>"Kambaba jasper"</text:p>
          </table:table-cell>
          <table:table-cell office:value-type="float" office:value="462000" calcext:value-type="float">
            <text:p>462,000</text:p>
          </table:table-cell>
          <table:table-cell/>
          <table:table-cell office:value-type="string" calcext:value-type="string">
            <text:p>Van “Tsiroanomandidy”, madagasker (minda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llerwald</text:p>
          </table:table-cell>
          <table:table-cell/>
          <table:table-cell table:formula="of:=CONCATENATE(&quot;&quot;&quot;&quot;;[.A59];&quot; jasper&quot;;&quot;&quot;&quot;&quot;)" office:value-type="string" office:string-value="&quot;Kellerwald jasper&quot;" calcext:value-type="string">
            <text:p>"Kellerwald jasper"</text:p>
          </table:table-cell>
          <table:table-cell table:number-columns-repeated="2"/>
          <table:table-cell office:value-type="string" calcext:value-type="string">
            <text:p>Lokale duitse naam voor rode jasp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radite</text:p>
          </table:table-cell>
          <table:table-cell/>
          <table:table-cell table:formula="of:=CONCATENATE(&quot;&quot;&quot;&quot;;[.A60];&quot; jasper&quot;;&quot;&quot;&quot;&quot;)" office:value-type="string" office:string-value="&quot;Kinradite jasper&quot;" calcext:value-type="string">
            <text:p>"Kinradite jasper"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wi</text:p>
          </table:table-cell>
          <table:table-cell/>
          <table:table-cell table:formula="of:=CONCATENATE(&quot;&quot;&quot;&quot;;[.A61];&quot; jasper&quot;;&quot;&quot;&quot;&quot;)" office:value-type="string" office:string-value="&quot;Kiwi jasper&quot;" calcext:value-type="string">
            <text:p>"Kiwi jasper"</text:p>
          </table:table-cell>
          <table:table-cell office:value-type="float" office:value="276000" calcext:value-type="float">
            <text:p>276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a</text:p>
          </table:table-cell>
          <table:table-cell/>
          <table:table-cell table:formula="of:=CONCATENATE(&quot;&quot;&quot;&quot;;[.A62];&quot; jasper&quot;;&quot;&quot;&quot;&quot;)" office:value-type="string" office:string-value="&quot;Kona jasper&quot;" calcext:value-type="string">
            <text:p>"Kona jasper"</text:p>
          </table:table-cell>
          <table:table-cell office:value-type="float" office:value="699" calcext:value-type="float">
            <text:p>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dscape</text:p>
          </table:table-cell>
          <table:table-cell/>
          <table:table-cell table:formula="of:=CONCATENATE(&quot;&quot;&quot;&quot;;[.A63];&quot; jasper&quot;;&quot;&quot;&quot;&quot;)" office:value-type="string" office:string-value="&quot;Landscape jasper&quot;" calcext:value-type="string">
            <text:p>"Landscape jasper"</text:p>
          </table:table-cell>
          <table:table-cell office:value-type="float" office:value="441000" calcext:value-type="float">
            <text:p>441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opard skin</text:p>
          </table:table-cell>
          <table:table-cell/>
          <table:table-cell table:formula="of:=CONCATENATE(&quot;&quot;&quot;&quot;;[.A64];&quot; jasper&quot;;&quot;&quot;&quot;&quot;)" office:value-type="string" office:string-value="&quot;Leopard skin jasper&quot;" calcext:value-type="string">
            <text:p>"Leopard skin jasper"</text:p>
          </table:table-cell>
          <table:table-cell office:value-type="float" office:value="272000" calcext:value-type="float">
            <text:p>272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igano</text:p>
          </table:table-cell>
          <table:table-cell/>
          <table:table-cell table:formula="of:=CONCATENATE(&quot;&quot;&quot;&quot;;[.A65];&quot; jasper&quot;;&quot;&quot;&quot;&quot;)" office:value-type="string" office:string-value="&quot;Maligano jasper&quot;" calcext:value-type="string">
            <text:p>"Maligano jasper"</text:p>
          </table:table-cell>
          <table:table-cell office:value-type="float" office:value="189000" calcext:value-type="float">
            <text:p>189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y Ellen</text:p>
          </table:table-cell>
          <table:table-cell/>
          <table:table-cell table:formula="of:=CONCATENATE(&quot;&quot;&quot;&quot;;[.A66];&quot; jasper&quot;;&quot;&quot;&quot;&quot;)" office:value-type="string" office:string-value="&quot;Mary Ellen jasper&quot;" calcext:value-type="string">
            <text:p>"Mary Ellen jasper"</text:p>
          </table:table-cell>
          <table:table-cell office:value-type="float" office:value="4150000" calcext:value-type="float">
            <text:p>4,150,000</text:p>
          </table:table-cell>
          <table:table-cell office:value-type="float" office:value="46800" calcext:value-type="float">
            <text:p>46,800</text:p>
          </table:table-cell>
          <table:table-cell office:value-type="string" calcext:value-type="string">
            <text:p>Stromatol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ana Bark</text:p>
          </table:table-cell>
          <table:table-cell/>
          <table:table-cell table:formula="of:=CONCATENATE(&quot;&quot;&quot;&quot;;[.A67];&quot; jasper&quot;;&quot;&quot;&quot;&quot;)" office:value-type="string" office:string-value="&quot;Montana Bark jasper&quot;" calcext:value-type="string">
            <text:p>"Montana Bark jasper"</text:p>
          </table:table-cell>
          <table:table-cell office:value-type="float" office:value="1210" calcext:value-type="float">
            <text:p>1,2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/>
          <table:table-cell table:formula="of:=CONCATENATE(&quot;&quot;&quot;&quot;;[.A68];&quot; jasper&quot;;&quot;&quot;&quot;&quot;)" office:value-type="string" office:string-value="&quot;Mood jasper&quot;" calcext:value-type="string">
            <text:p>"Mood jasper"</text:p>
          </table:table-cell>
          <table:table-cell office:value-type="float" office:value="56200" calcext:value-type="float">
            <text:p>56,200</text:p>
          </table:table-cell>
          <table:table-cell/>
          <table:table-cell office:value-type="string" calcext:value-type="string">
            <text:p>Many unrelated to jas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okaite</text:p>
          </table:table-cell>
          <table:table-cell/>
          <table:table-cell table:formula="of:=CONCATENATE(&quot;&quot;&quot;&quot;;[.A69];&quot; jasper&quot;;&quot;&quot;&quot;&quot;)" office:value-type="string" office:string-value="&quot;Mookaite jasper&quot;" calcext:value-type="string">
            <text:p>"Mookaite jasper"</text:p>
          </table:table-cell>
          <table:table-cell office:value-type="float" office:value="380000" calcext:value-type="float">
            <text:p>380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gan Hill poppy</text:p>
          </table:table-cell>
          <table:table-cell/>
          <table:table-cell table:formula="of:=CONCATENATE(&quot;&quot;&quot;&quot;;[.A70];&quot; jasper&quot;;&quot;&quot;&quot;&quot;)" office:value-type="string" office:string-value="&quot;Morgan Hill poppy jasper&quot;" calcext:value-type="string">
            <text:p>"Morgan Hill poppy jasper"</text:p>
          </table:table-cell>
          <table:table-cell office:value-type="float" office:value="14800" calcext:value-type="float">
            <text:p>14,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risonite</text:p>
          </table:table-cell>
          <table:table-cell/>
          <table:table-cell table:formula="of:=CONCATENATE(&quot;&quot;&quot;&quot;;[.A71];&quot; jasper&quot;;&quot;&quot;&quot;&quot;)" office:value-type="string" office:string-value="&quot;Morrisonite jasper&quot;" calcext:value-type="string">
            <text:p>"Morrisonite jasper"</text:p>
          </table:table-cell>
          <table:table-cell office:value-type="float" office:value="96900" calcext:value-type="float">
            <text:p>96,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s</text:p>
          </table:table-cell>
          <table:table-cell/>
          <table:table-cell table:formula="of:=CONCATENATE(&quot;&quot;&quot;&quot;;[.A72];&quot; jasper&quot;;&quot;&quot;&quot;&quot;)" office:value-type="string" office:string-value="&quot;Moss jasper&quot;" calcext:value-type="string">
            <text:p>"Moss jasper"</text:p>
          </table:table-cell>
          <table:table-cell office:value-type="float" office:value="16400" calcext:value-type="float">
            <text:p>16,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color</text:p>
          </table:table-cell>
          <table:table-cell office:value-type="string" calcext:value-type="string">
            <text:p>Fancy</text:p>
          </table:table-cell>
          <table:table-cell table:formula="of:=CONCATENATE(&quot;&quot;&quot;&quot;;[.A73];&quot; jasper&quot;;&quot;&quot;&quot;&quot;)" office:value-type="string" office:string-value="&quot;Multicolor jasper&quot;" calcext:value-type="string">
            <text:p>"Multicolor jasper"</text:p>
          </table:table-cell>
          <table:table-cell office:value-type="float" office:value="52700" calcext:value-type="float">
            <text:p>52,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hroom</text:p>
          </table:table-cell>
          <table:table-cell/>
          <table:table-cell table:formula="of:=CONCATENATE(&quot;&quot;&quot;&quot;;[.A74];&quot; jasper&quot;;&quot;&quot;&quot;&quot;)" office:value-type="string" office:string-value="&quot;Mushroom jasper&quot;" calcext:value-type="string">
            <text:p>"Mushroom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eena</text:p>
          </table:table-cell>
          <table:table-cell/>
          <table:table-cell table:formula="of:=CONCATENATE(&quot;&quot;&quot;&quot;;[.A75];&quot; jasper&quot;;&quot;&quot;&quot;&quot;)" office:value-type="string" office:string-value="&quot;Noreena jasper&quot;" calcext:value-type="string">
            <text:p>"Noreena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ean</text:p>
          </table:table-cell>
          <table:table-cell/>
          <table:table-cell table:formula="of:=CONCATENATE(&quot;&quot;&quot;&quot;;[.A76];&quot; jasper&quot;;&quot;&quot;&quot;&quot;)" office:value-type="string" office:string-value="&quot;Ocean jasper&quot;" calcext:value-type="string">
            <text:p>"Ocea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d poppy</text:p>
          </table:table-cell>
          <table:table-cell/>
          <table:table-cell table:formula="of:=CONCATENATE(&quot;&quot;&quot;&quot;;[.A77];&quot; jasper&quot;;&quot;&quot;&quot;&quot;)" office:value-type="string" office:string-value="&quot;Old poppy jasper&quot;" calcext:value-type="string">
            <text:p>"Old poppy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al</text:p>
          </table:table-cell>
          <table:table-cell/>
          <table:table-cell table:formula="of:=CONCATENATE(&quot;&quot;&quot;&quot;;[.A78];&quot; jasper&quot;;&quot;&quot;&quot;&quot;)" office:value-type="string" office:string-value="&quot;Opal jasper&quot;" calcext:value-type="string">
            <text:p>"Opal jasper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bicular</text:p>
          </table:table-cell>
          <table:table-cell office:value-type="string" calcext:value-type="string">
            <text:p>Ocean</text:p>
          </table:table-cell>
          <table:table-cell table:formula="of:=CONCATENATE(&quot;&quot;&quot;&quot;;[.A79];&quot; jasper&quot;;&quot;&quot;&quot;&quot;)" office:value-type="string" office:string-value="&quot;Orbicular jasper&quot;" calcext:value-type="string">
            <text:p>"Orbicular jasper"</text:p>
          </table:table-cell>
          <table:table-cell table:number-columns-repeated="2"/>
          <table:table-cell office:value-type="string" calcext:value-type="string">
            <text:p>Ocean Jasper is getrademarkt. Pseudo jasper volgens de mineralienatla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bicular Rhyolite Birds Eye</text:p>
          </table:table-cell>
          <table:table-cell/>
          <table:table-cell table:formula="of:=CONCATENATE(&quot;&quot;&quot;&quot;;[.A80];&quot; jasper&quot;;&quot;&quot;&quot;&quot;)" office:value-type="string" office:string-value="&quot;Orbicular Rhyolite Birds Eye jasper&quot;" calcext:value-type="string">
            <text:p>"Orbicular Rhyolite Birds Ey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wyhee</text:p>
          </table:table-cell>
          <table:table-cell/>
          <table:table-cell table:formula="of:=CONCATENATE(&quot;&quot;&quot;&quot;;[.A81];&quot; jasper&quot;;&quot;&quot;&quot;&quot;)" office:value-type="string" office:string-value="&quot;Owyhee jasper&quot;" calcext:value-type="string">
            <text:p>"Owyhe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nut woord</text:p>
          </table:table-cell>
          <table:table-cell/>
          <table:table-cell table:formula="of:=CONCATENATE(&quot;&quot;&quot;&quot;;[.A82];&quot; jasper&quot;;&quot;&quot;&quot;&quot;)" office:value-type="string" office:string-value="&quot;Peanut woord jasper&quot;" calcext:value-type="string">
            <text:p>"Peanut woord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asso</text:p>
          </table:table-cell>
          <table:table-cell/>
          <table:table-cell table:formula="of:=CONCATENATE(&quot;&quot;&quot;&quot;;[.A83];&quot; jasper&quot;;&quot;&quot;&quot;&quot;)" office:value-type="string" office:string-value="&quot;Picasso jasper&quot;" calcext:value-type="string">
            <text:p>"Picasso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ture <text:s/></text:p>
          </table:table-cell>
          <table:table-cell/>
          <table:table-cell table:formula="of:=CONCATENATE(&quot;&quot;&quot;&quot;;[.A84];&quot; jasper&quot;;&quot;&quot;&quot;&quot;)" office:value-type="string" office:string-value="&quot;Picture   jasper&quot;" calcext:value-type="string">
            <text:p>"Picture <text:s text:c="2"/>jasper"</text:p>
          </table:table-cell>
          <table:table-cell table:number-columns-repeated="2"/>
          <table:table-cell office:value-type="string" calcext:value-type="string">
            <text:p>Kan bijvoorbeeld een Biggs jasper zij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cture display</text:p>
          </table:table-cell>
          <table:table-cell/>
          <table:table-cell table:formula="of:=CONCATENATE(&quot;&quot;&quot;&quot;;[.A85];&quot; jasper&quot;;&quot;&quot;&quot;&quot;)" office:value-type="string" office:string-value="&quot;Picture display jasper&quot;" calcext:value-type="string">
            <text:p>"Picture display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k imperial</text:p>
          </table:table-cell>
          <table:table-cell/>
          <table:table-cell table:formula="of:=CONCATENATE(&quot;&quot;&quot;&quot;;[.A86];&quot; jasper&quot;;&quot;&quot;&quot;&quot;)" office:value-type="string" office:string-value="&quot;Pink imperial jasper&quot;" calcext:value-type="string">
            <text:p>"Pink imperia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me</text:p>
          </table:table-cell>
          <table:table-cell/>
          <table:table-cell table:formula="of:=CONCATENATE(&quot;&quot;&quot;&quot;;[.A87];&quot; jasper&quot;;&quot;&quot;&quot;&quot;)" office:value-type="string" office:string-value="&quot;Plume jasper&quot;" calcext:value-type="string">
            <text:p>"Plum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chrome</text:p>
          </table:table-cell>
          <table:table-cell/>
          <table:table-cell table:formula="of:=CONCATENATE(&quot;&quot;&quot;&quot;;[.A88];&quot; jasper&quot;;&quot;&quot;&quot;&quot;)" office:value-type="string" office:string-value="&quot;Polychrome jasper&quot;" calcext:value-type="string">
            <text:p>"Polychrom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ppy</text:p>
          </table:table-cell>
          <table:table-cell office:value-type="string" calcext:value-type="string">
            <text:p>identiek Morgan Hill Poppy</text:p>
          </table:table-cell>
          <table:table-cell table:formula="of:=CONCATENATE(&quot;&quot;&quot;&quot;;[.A89];&quot; jasper&quot;;&quot;&quot;&quot;&quot;)" office:value-type="string" office:string-value="&quot;Poppy jasper&quot;" calcext:value-type="string">
            <text:p>"Poppy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ple</text:p>
          </table:table-cell>
          <table:table-cell/>
          <table:table-cell table:formula="of:=CONCATENATE(&quot;&quot;&quot;&quot;;[.A90];&quot; jasper&quot;;&quot;&quot;&quot;&quot;)" office:value-type="string" office:string-value="&quot;Purple jasper&quot;" calcext:value-type="string">
            <text:p>"Purpl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Fancy</text:p>
          </table:table-cell>
          <table:table-cell table:formula="of:=CONCATENATE(&quot;&quot;&quot;&quot;;[.A91];&quot; jasper&quot;;&quot;&quot;&quot;&quot;)" office:value-type="string" office:string-value="&quot;Rainbow jasper&quot;" calcext:value-type="string">
            <text:p>"Rainbow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nforest</text:p>
          </table:table-cell>
          <table:table-cell/>
          <table:table-cell table:formula="of:=CONCATENATE(&quot;&quot;&quot;&quot;;[.A92];&quot; jasper&quot;;&quot;&quot;&quot;&quot;)" office:value-type="string" office:string-value="&quot;Rainforest jasper&quot;" calcext:value-type="string">
            <text:p>"Rainforest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nforest Rhyolite</text:p>
          </table:table-cell>
          <table:table-cell/>
          <table:table-cell table:formula="of:=CONCATENATE(&quot;&quot;&quot;&quot;;[.A93];&quot; jasper&quot;;&quot;&quot;&quot;&quot;)" office:value-type="string" office:string-value="&quot;Rainforest Rhyolite jasper&quot;" calcext:value-type="string">
            <text:p>"Rainforest Rhyol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table:formula="of:=CONCATENATE(&quot;&quot;&quot;&quot;;[.A94];&quot; jasper&quot;;&quot;&quot;&quot;&quot;)" office:value-type="string" office:string-value="&quot;Red jasper&quot;" calcext:value-type="string">
            <text:p>"Red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 creek</text:p>
          </table:table-cell>
          <table:table-cell/>
          <table:table-cell table:formula="of:=CONCATENATE(&quot;&quot;&quot;&quot;;[.A95];&quot; jasper&quot;;&quot;&quot;&quot;&quot;)" office:value-type="string" office:string-value="&quot;Red creek jasper&quot;" calcext:value-type="string">
            <text:p>"Red creek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 river</text:p>
          </table:table-cell>
          <table:table-cell/>
          <table:table-cell table:formula="of:=CONCATENATE(&quot;&quot;&quot;&quot;;[.A96];&quot; jasper&quot;;&quot;&quot;&quot;&quot;)" office:value-type="string" office:string-value="&quot;Red river jasper&quot;" calcext:value-type="string">
            <text:p>"Red rive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 skin</text:p>
          </table:table-cell>
          <table:table-cell/>
          <table:table-cell table:formula="of:=CONCATENATE(&quot;&quot;&quot;&quot;;[.A97];&quot; jasper&quot;;&quot;&quot;&quot;&quot;)" office:value-type="string" office:string-value="&quot;Reptile skin jasper&quot;" calcext:value-type="string">
            <text:p>"Reptile ski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gueite</text:p>
          </table:table-cell>
          <table:table-cell/>
          <table:table-cell table:formula="of:=CONCATENATE(&quot;&quot;&quot;&quot;;[.A98];&quot; jasper&quot;;&quot;&quot;&quot;&quot;)" office:value-type="string" office:string-value="&quot;Rogueite jasper&quot;" calcext:value-type="string">
            <text:p>"Rogue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al imperial</text:p>
          </table:table-cell>
          <table:table-cell/>
          <table:table-cell table:formula="of:=CONCATENATE(&quot;&quot;&quot;&quot;;[.A99];&quot; jasper&quot;;&quot;&quot;&quot;&quot;)" office:value-type="string" office:string-value="&quot;Royal imperial jasper&quot;" calcext:value-type="string">
            <text:p>"Royal imperia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ian</text:p>
          </table:table-cell>
          <table:table-cell/>
          <table:table-cell table:formula="of:=CONCATENATE(&quot;&quot;&quot;&quot;;[.A100];&quot; jasper&quot;;&quot;&quot;&quot;&quot;)" office:value-type="string" office:string-value="&quot;Russian jasper&quot;" calcext:value-type="string">
            <text:p>"Russia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ifi</text:p>
          </table:table-cell>
          <table:table-cell office:value-type="string" calcext:value-type="string">
            <text:p>Exotica</text:p>
          </table:table-cell>
          <table:table-cell table:formula="of:=CONCATENATE(&quot;&quot;&quot;&quot;;[.A101];&quot; jasper&quot;;&quot;&quot;&quot;&quot;)" office:value-type="string" office:string-value="&quot;Scifi jasper&quot;" calcext:value-type="string">
            <text:p>"Scifi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table:formula="of:=CONCATENATE(&quot;&quot;&quot;&quot;;[.A102];&quot; jasper&quot;;&quot;&quot;&quot;&quot;)" office:value-type="string" office:string-value="&quot;Sea jasper&quot;" calcext:value-type="string">
            <text:p>"Sea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akeskin</text:p>
          </table:table-cell>
          <table:table-cell/>
          <table:table-cell table:formula="of:=CONCATENATE(&quot;&quot;&quot;&quot;;[.A103];&quot; jasper&quot;;&quot;&quot;&quot;&quot;)" office:value-type="string" office:string-value="&quot;Snakeskin jasper&quot;" calcext:value-type="string">
            <text:p>"Snakeski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ara sunset</text:p>
          </table:table-cell>
          <table:table-cell/>
          <table:table-cell table:formula="of:=CONCATENATE(&quot;&quot;&quot;&quot;;[.A104];&quot; jasper&quot;;&quot;&quot;&quot;&quot;)" office:value-type="string" office:string-value="&quot;Sonara sunset jasper&quot;" calcext:value-type="string">
            <text:p>"Sonara sunset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derman</text:p>
          </table:table-cell>
          <table:table-cell/>
          <table:table-cell table:formula="of:=CONCATENATE(&quot;&quot;&quot;&quot;;[.A105];&quot; jasper&quot;;&quot;&quot;&quot;&quot;)" office:value-type="string" office:string-value="&quot;Spiderman jasper&quot;" calcext:value-type="string">
            <text:p>"Spiderma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derweb imperial</text:p>
          </table:table-cell>
          <table:table-cell/>
          <table:table-cell table:formula="of:=CONCATENATE(&quot;&quot;&quot;&quot;;[.A106];&quot; jasper&quot;;&quot;&quot;&quot;&quot;)" office:value-type="string" office:string-value="&quot;Spiderweb imperial jasper&quot;" calcext:value-type="string">
            <text:p>"Spiderweb imperia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table:formula="of:=CONCATENATE(&quot;&quot;&quot;&quot;;[.A107];&quot; jasper&quot;;&quot;&quot;&quot;&quot;)" office:value-type="string" office:string-value="&quot;Star jasper&quot;" calcext:value-type="string">
            <text:p>"Sta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burst</text:p>
          </table:table-cell>
          <table:table-cell/>
          <table:table-cell table:formula="of:=CONCATENATE(&quot;&quot;&quot;&quot;;[.A108];&quot; jasper&quot;;&quot;&quot;&quot;&quot;)" office:value-type="string" office:string-value="&quot;Starburst jasper&quot;" calcext:value-type="string">
            <text:p>"Starburst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ne Canyon</text:p>
          </table:table-cell>
          <table:table-cell/>
          <table:table-cell table:formula="of:=CONCATENATE(&quot;&quot;&quot;&quot;;[.A109];&quot; jasper&quot;;&quot;&quot;&quot;&quot;)" office:value-type="string" office:string-value="&quot;Stone Canyon jasper&quot;" calcext:value-type="string">
            <text:p>"Stone Canyo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ccor</text:p>
          </table:table-cell>
          <table:table-cell/>
          <table:table-cell table:formula="of:=CONCATENATE(&quot;&quot;&quot;&quot;;[.A110];&quot; jasper&quot;;&quot;&quot;&quot;&quot;)" office:value-type="string" office:string-value="&quot;Succor jasper&quot;" calcext:value-type="string">
            <text:p>"Succo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CONCATENATE(&quot;&quot;&quot;&quot;;[.A111];&quot; jasper&quot;;&quot;&quot;&quot;&quot;)" office:value-type="string" office:string-value="&quot;Turquoise jasper&quot;" calcext:value-type="string">
            <text:p>"Turquois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 shell</text:p>
          </table:table-cell>
          <table:table-cell/>
          <table:table-cell table:formula="of:=CONCATENATE(&quot;&quot;&quot;&quot;;[.A112];&quot; jasper&quot;;&quot;&quot;&quot;&quot;)" office:value-type="string" office:string-value="&quot;Turtle shell jasper&quot;" calcext:value-type="string">
            <text:p>"Turtle shel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kite</text:p>
          </table:table-cell>
          <table:table-cell/>
          <table:table-cell table:formula="of:=CONCATENATE(&quot;&quot;&quot;&quot;;[.A113];&quot; jasper&quot;;&quot;&quot;&quot;&quot;)" office:value-type="string" office:string-value="&quot;Unakite jasper&quot;" calcext:value-type="string">
            <text:p>"Unak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cano</text:p>
          </table:table-cell>
          <table:table-cell/>
          <table:table-cell table:formula="of:=CONCATENATE(&quot;&quot;&quot;&quot;;[.A114];&quot; jasper&quot;;&quot;&quot;&quot;&quot;)" office:value-type="string" office:string-value="&quot;Volcano jasper&quot;" calcext:value-type="string">
            <text:p>"Volcano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coite</text:p>
          </table:table-cell>
          <table:table-cell/>
          <table:table-cell table:formula="of:=CONCATENATE(&quot;&quot;&quot;&quot;;[.A115];&quot; jasper&quot;;&quot;&quot;&quot;&quot;)" office:value-type="string" office:string-value="&quot;Wascoite jasper&quot;" calcext:value-type="string">
            <text:p>"Wasco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table:formula="of:=CONCATENATE(&quot;&quot;&quot;&quot;;[.A116];&quot; jasper&quot;;&quot;&quot;&quot;&quot;)" office:value-type="string" office:string-value="&quot;Wave jasper&quot;" calcext:value-type="string">
            <text:p>"Wav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ow creek</text:p>
          </table:table-cell>
          <table:table-cell/>
          <table:table-cell table:formula="of:=CONCATENATE(&quot;&quot;&quot;&quot;;[.A117];&quot; jasper&quot;;&quot;&quot;&quot;&quot;)" office:value-type="string" office:string-value="&quot;Willow creek jasper&quot;" calcext:value-type="string">
            <text:p>"Willow creek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nder stone</text:p>
          </table:table-cell>
          <table:table-cell office:value-type="string" calcext:value-type="string">
            <text:p>Liesegang</text:p>
          </table:table-cell>
          <table:table-cell table:formula="of:=CONCATENATE(&quot;&quot;&quot;&quot;;[.A118];&quot; jasper&quot;;&quot;&quot;&quot;&quot;)" office:value-type="string" office:string-value="&quot;Wonder stone jasper&quot;" calcext:value-type="string">
            <text:p>"Wonder stone jasper"</text:p>
          </table:table-cell>
          <table:table-cell table:number-columns-repeated="2"/>
          <table:table-cell office:value-type="string" calcext:value-type="string">
            <text:p>Een Rhyoliet (mineralienatla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table:formula="of:=CONCATENATE(&quot;&quot;&quot;&quot;;[.A119];&quot; jasper&quot;;&quot;&quot;&quot;&quot;)" office:value-type="string" office:string-value="&quot;Yellow jasper&quot;" calcext:value-type="string">
            <text:p>"Yellow jasper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ebra</text:p>
          </table:table-cell>
          <table:table-cell/>
          <table:table-cell table:formula="of:=CONCATENATE(&quot;&quot;&quot;&quot;;[.A120];&quot; jasper&quot;;&quot;&quot;&quot;&quot;)" office:value-type="string" office:string-value="&quot;Zebra jasper&quot;" calcext:value-type="string">
            <text:p>"Zebra jasper"</text:p>
          </table:table-cell>
          <table:table-cell table:number-columns-repeated="2"/>
          <table:table-cell office:value-type="string" calcext:value-type="string">
            <text:p>Soms bescheven als donkerbruin (mineralienatlas) maar ook als zwart wit (plaatjes op internet)</text:p>
          </table:table-cell>
          <table:table-cell table:number-columns-repeated="1018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21:18:51.629390018</meta:creation-date>
    <dc:date>2022-11-17T21:59:39.073006917</dc:date>
    <meta:editing-duration>PT2H59M16S</meta:editing-duration>
    <meta:editing-cycles>33</meta:editing-cycles>
    <meta:generator>LibreOffice/7.4.2.3$Linux_X86_64 LibreOffice_project/40$Build-3</meta:generator>
    <meta:document-statistic meta:table-count="1" meta:cell-count="392" meta:object-count="0"/>
  </office:meta>
</office:document-meta>
</file>